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C000002BA00F55CEDD6E24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2b2a" draw:opacity="13%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ed52f"/>
    </style:style>
    <style:style style:name="gr4" style:family="graphic" style:parent-style-name="standard">
      <style:graphic-properties draw:stroke="none" draw:fill="solid" draw:fill-color="#fed52f" draw:opacity="70%"/>
    </style:style>
    <style:style style:name="gr5" style:family="graphic" style:parent-style-name="standard">
      <style:graphic-properties draw:stroke="none" draw:fill="solid" draw:fill-color="#ffed00" draw:opacity="45%"/>
    </style:style>
    <style:style style:name="gr6" style:family="graphic" style:parent-style-name="standard">
      <style:graphic-properties draw:stroke="none" draw:fill="solid" draw:fill-color="#e62a2a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3.1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4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4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0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2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3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77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8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7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ed52f" draw:opacity="45%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f47c01"/>
    </style:style>
    <style:style style:name="gr27" style:family="graphic" style:parent-style-name="standard">
      <style:graphic-properties draw:stroke="none" draw:fill="solid" draw:fill-color="#f47c01" draw:opacity="70%"/>
    </style:style>
    <style:style style:name="gr28" style:family="graphic" style:parent-style-name="standard">
      <style:graphic-properties draw:stroke="none" draw:fill="solid" draw:fill-color="#f47c01" draw:opacity="45%"/>
    </style:style>
    <style:style style:name="gr29" style:family="graphic" style:parent-style-name="standard">
      <style:graphic-properties draw:stroke="none" draw:fill="solid" draw:fill-color="#2e9c00"/>
    </style:style>
    <style:style style:name="gr30" style:family="graphic" style:parent-style-name="standard">
      <style:graphic-properties draw:stroke="none" draw:fill="solid" draw:fill-color="#2e9c00" draw:opacity="70%"/>
    </style:style>
    <style:style style:name="gr31" style:family="graphic" style:parent-style-name="standard">
      <style:graphic-properties draw:stroke="none" draw:fill="solid" draw:fill-color="#2e9c00" draw:opacity="45%"/>
    </style:style>
    <style:style style:name="gr32" style:family="graphic" style:parent-style-name="standard">
      <style:graphic-properties draw:stroke="none" draw:fill="solid" draw:fill-color="#044dac"/>
    </style:style>
    <style:style style:name="gr33" style:family="graphic" style:parent-style-name="standard">
      <style:graphic-properties draw:stroke="none" draw:fill="solid" draw:fill-color="#044dac" draw:opacity="70%"/>
    </style:style>
    <style:style style:name="gr34" style:family="graphic" style:parent-style-name="standard">
      <style:graphic-properties draw:stroke="none" draw:fill="solid" draw:fill-color="#044dac" draw:opacity="45%"/>
    </style:style>
    <style:style style:name="gr35" style:family="graphic" style:parent-style-name="standard">
      <style:graphic-properties draw:stroke="none" draw:fill="solid" draw:fill-color="#924c1b"/>
    </style:style>
    <style:style style:name="gr36" style:family="graphic" style:parent-style-name="standard">
      <style:graphic-properties draw:stroke="none" draw:fill="solid" draw:fill-color="#924c1b" draw:opacity="70%"/>
    </style:style>
    <style:style style:name="gr37" style:family="graphic" style:parent-style-name="standard">
      <style:graphic-properties draw:stroke="none" draw:fill="solid" draw:fill-color="#924c1b" draw:opacity="45%"/>
    </style:style>
    <style:style style:name="P1" style:family="paragraph">
      <loext:graphic-properties draw:fill="solid" draw:fill-color="#2c2b2a" draw:opacity="13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ed52f"/>
    </style:style>
    <style:style style:name="P4" style:family="paragraph">
      <loext:graphic-properties draw:fill="solid" draw:fill-color="#fed52f" draw:opacity="70%"/>
    </style:style>
    <style:style style:name="P5" style:family="paragraph">
      <loext:graphic-properties draw:fill="solid" draw:fill-color="#ffed00" draw:opacity="45%"/>
    </style:style>
    <style:style style:name="P6" style:family="paragraph">
      <loext:graphic-properties draw:fill="solid" draw:fill-color="#e62a2a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9" style:family="paragraph">
      <loext:graphic-properties draw:fill="none"/>
      <style:paragraph-properties style:writing-mode="lr-tb"/>
      <style:text-properties fo:font-size="5.69999980926514pt" style:font-size-asian="5.69999980926514pt" style:font-size-complex="5.69999980926514pt"/>
    </style:style>
    <style:style style:name="P10" style:family="paragraph">
      <loext:graphic-properties draw:fill="none"/>
      <style:paragraph-properties style:writing-mode="lr-tb"/>
      <style:text-properties fo:font-size="17.1000003814697pt" style:font-size-asian="17.1000003814697pt" style:font-size-complex="17.1000003814697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3" style:family="paragraph">
      <loext:graphic-properties draw:fill="solid" draw:fill-color="#fed52f" draw:opacity="45%"/>
    </style:style>
    <style:style style:name="P14" style:family="paragraph">
      <loext:graphic-properties draw:fill="solid" draw:fill-color="#f47c01"/>
    </style:style>
    <style:style style:name="P15" style:family="paragraph">
      <loext:graphic-properties draw:fill="solid" draw:fill-color="#f47c01" draw:opacity="70%"/>
    </style:style>
    <style:style style:name="P16" style:family="paragraph">
      <loext:graphic-properties draw:fill="solid" draw:fill-color="#f47c01" draw:opacity="45%"/>
    </style:style>
    <style:style style:name="P17" style:family="paragraph">
      <loext:graphic-properties draw:fill="solid" draw:fill-color="#2e9c00"/>
    </style:style>
    <style:style style:name="P18" style:family="paragraph">
      <loext:graphic-properties draw:fill="solid" draw:fill-color="#2e9c00" draw:opacity="70%"/>
    </style:style>
    <style:style style:name="P19" style:family="paragraph">
      <loext:graphic-properties draw:fill="solid" draw:fill-color="#2e9c00" draw:opacity="45%"/>
    </style:style>
    <style:style style:name="P20" style:family="paragraph">
      <loext:graphic-properties draw:fill="solid" draw:fill-color="#044dac"/>
    </style:style>
    <style:style style:name="P21" style:family="paragraph">
      <loext:graphic-properties draw:fill="solid" draw:fill-color="#044dac" draw:opacity="70%"/>
    </style:style>
    <style:style style:name="P22" style:family="paragraph">
      <loext:graphic-properties draw:fill="solid" draw:fill-color="#044dac" draw:opacity="45%"/>
    </style:style>
    <style:style style:name="P23" style:family="paragraph">
      <loext:graphic-properties draw:fill="solid" draw:fill-color="#924c1b"/>
    </style:style>
    <style:style style:name="P24" style:family="paragraph">
      <loext:graphic-properties draw:fill="solid" draw:fill-color="#924c1b" draw:opacity="70%"/>
    </style:style>
    <style:style style:name="P25" style:family="paragraph">
      <loext:graphic-properties draw:fill="solid" draw:fill-color="#924c1b" draw:opacity="45%"/>
    </style:style>
    <style:style style:name="T1" style:family="text">
      <style:text-properties fo:color="#ffffff" loext:opacity="100%" style:font-name="Arial1" fo:font-size="13.8999996185303pt" fo:font-style="italic" fo:font-weight="bold" style:font-name-asian="Arial1" style:font-size-asian="13.8999996185303pt" style:font-style-asian="italic" style:font-weight-asian="bold" style:font-name-complex="Arial1" style:font-size-complex="13.8999996185303pt" style:font-style-complex="italic" style:font-weight-complex="bold"/>
    </style:style>
    <style:style style:name="T2" style:family="text">
      <style:text-properties fo:color="#ffffff" loext:opacity="100%" style:font-name="ArialNarrow1" fo:font-size="5.69999980926514pt" fo:font-weight="normal" style:font-name-asian="ArialNarrow1" style:font-size-asian="5.69999980926514pt" style:font-weight-asian="normal" style:font-name-complex="ArialNarrow1" style:font-size-complex="5.69999980926514pt" style:font-weight-complex="normal"/>
    </style:style>
    <style:style style:name="T3" style:family="text">
      <style:text-properties fo:color="#000000" loext:opacity="100%" style:font-name="Idealista1" fo:font-size="17.1000003814697pt" fo:font-weight="bold" style:font-name-asian="Idealista1" style:font-size-asian="17.1000003814697pt" style:font-weight-asian="bold" style:font-name-complex="Idealista1" style:font-size-complex="17.1000003814697pt" style:font-weight-complex="bold"/>
    </style:style>
    <style:style style:name="T4" style:family="text">
      <style:text-properties fo:color="#000000" loext:opacity="100%" style:font-name="Idealista1" fo:font-size="10.6999998092651pt" fo:font-style="italic" fo:font-weight="bold" style:font-name-asian="Idealista1" style:font-size-asian="10.6999998092651pt" style:font-style-asian="italic" style:font-weight-asian="bold" style:font-name-complex="Idealista1" style:font-size-complex="10.6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65cm" svg:viewBox="0 0 11065 4234" svg:d="M0 2330c0 669 437 1012 1105 1012 673 0 1114-343 1114-1074 0-785-472-1056-944-1056-152 0-392 31-628 222l66-655h1328v-601h-1862l-147 1836h668c53-156 187-245 414-245 250 0 415 98 415 485 0 392-165 486-424 486-245 0-414-116-414-370v-53h-691zM2755 3298h735v-736h-735zM4025 3298h646v-870h370c223 0 365 102 365 321v549h646v-505c0-445-213-730-570-855l481-958h-713l-414 891h-165v-1871h-646zM7879 980v1350c0 218-147 321-365 321-227 0-370-103-370-321v-1350h-646v1305c0 612 321 924 820 924 227 0 419-67 561-201v348c0 218-147 321-370 321-222 0-365-103-365-321v-49h-646v4c0 611 401 923 1011 923 615 0 1016-312 1016-923v-2331zM9038 980v1439c0 612 401 923 1011 923 615 0 1016-311 1016-923v-1439h-646v1484c0 218-147 320-370 320s-365-102-365-320v-1484z">
          <text:p/>
        </draw:path>
        <draw:polygon draw:style-name="gr3" draw:text-style-name="P3" draw:layer="layout" svg:width="7.75cm" svg:height="7.575cm" svg:x="21.949cm" svg:y="9.231cm" svg:viewBox="0 0 7751 7576" draw:points="0,2384 7751,7576 7751,3037 3830,0">
          <text:p/>
        </draw:polygon>
        <draw:polygon draw:style-name="gr4" draw:text-style-name="P4" draw:layer="layout" svg:width="15.466cm" svg:height="4.239cm" svg:x="14.233cm" svg:y="-0.001cm" svg:viewBox="0 0 15467 4240" draw:points="0,0 10801,4240 15467,1062 15467,0">
          <text:p/>
        </draw:polygon>
        <draw:polygon draw:style-name="gr5" draw:text-style-name="P5" draw:layer="layout" svg:width="13.248cm" svg:height="4.268cm" svg:x="11.822cm" svg:y="-0.001cm" svg:viewBox="0 0 13249 4269" draw:points="0,0 13212,4240 13249,4269 2411,0">
          <text:p/>
        </draw:polygon>
        <draw:polygon draw:style-name="gr4" draw:text-style-name="P4" draw:layer="layout" svg:width="4.889cm" svg:height="4.985cm" svg:x="24.811cm" svg:y="16.015cm" svg:viewBox="0 0 4890 4986" draw:points="4889,791 4890,4986 0,4986 3709,0">
          <text:p/>
        </draw:polygon>
        <draw:polygon draw:style-name="gr5" draw:text-style-name="P5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6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7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18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19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0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1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2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4" draw:text-style-name="P4" draw:layer="layout" svg:width="3.83cm" svg:height="5.276cm" svg:x="21.949cm" svg:y="6.338cm" svg:viewBox="0 0 3831 5277" draw:points="0,0 0,5277 3831,2894">
          <text:p/>
        </draw:polygon>
        <draw:polygon draw:style-name="gr3" draw:text-style-name="P3" draw:layer="layout" svg:width="7.75cm" svg:height="8.17cm" svg:x="21.949cm" svg:y="1.061cm" svg:viewBox="0 0 7751 8171" draw:points="7751,0 0,5278 3830,8171 7751,5873">
          <text:p/>
        </draw:polygon>
        <draw:polygon draw:style-name="gr23" draw:text-style-name="P13" draw:layer="layout" svg:width="3.92cm" svg:height="5.334cm" svg:x="25.779cm" svg:y="6.933cm" svg:viewBox="0 0 3921 5335" draw:points="0,2299 3921,0 3921,5335">
          <text:p/>
        </draw:polygon>
        <draw:frame draw:style-name="gr24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5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37cm" svg:height="4.233cm" svg:x="3.178cm" svg:y="7.765cm" svg:viewBox="0 0 11038 4234" svg:d="M1631 178h-722l-909 1951v602h1270v567h690v-567h366v-602h-366v-601h-690v601h-571zM2728 3298h735v-736h-735zM3998 3298h646v-870h370c222 0 365 102 365 321v549h646v-505c0-445-214-730-570-855l481-958h-713l-414 891h-165v-1871h-646zM7852 980v1350c0 218-147 321-365 321-228 0-370-103-370-321v-1350h-646v1305c0 612 320 924 819 924 228 0 419-67 562-201v348c0 218-147 321-370 321s-365-103-365-321v-49h-646v4c0 611 401 923 1011 923 615 0 1016-312 1016-923v-2331zM9010 980v1439c0 612 401 923 1012 923 615 0 1016-311 1016-923v-1439h-646v1484c0 218-147 320-370 320s-365-102-365-320v-1484z">
          <text:p/>
        </draw:path>
        <draw:polygon draw:style-name="gr26" draw:text-style-name="P14" draw:layer="layout" svg:width="7.75cm" svg:height="7.575cm" svg:x="21.949cm" svg:y="9.231cm" svg:viewBox="0 0 7751 7576" draw:points="0,2384 7751,7576 7751,3037 3830,0">
          <text:p/>
        </draw:polygon>
        <draw:polygon draw:style-name="gr27" draw:text-style-name="P15" draw:layer="layout" svg:width="15.466cm" svg:height="4.239cm" svg:x="14.233cm" svg:y="-0.001cm" svg:viewBox="0 0 15467 4240" draw:points="0,0 10801,4240 15467,1062 15467,0">
          <text:p/>
        </draw:polygon>
        <draw:polygon draw:style-name="gr28" draw:text-style-name="P16" draw:layer="layout" svg:width="13.248cm" svg:height="4.268cm" svg:x="11.822cm" svg:y="-0.001cm" svg:viewBox="0 0 13249 4269" draw:points="0,0 13212,4240 13249,4269 2411,0">
          <text:p/>
        </draw:polygon>
        <draw:polygon draw:style-name="gr27" draw:text-style-name="P15" draw:layer="layout" svg:width="4.889cm" svg:height="4.985cm" svg:x="24.811cm" svg:y="16.015cm" svg:viewBox="0 0 4890 4986" draw:points="4889,791 4890,4986 0,4986 3709,0">
          <text:p/>
        </draw:polygon>
        <draw:polygon draw:style-name="gr28" draw:text-style-name="P16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6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7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18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19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0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1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2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7" draw:text-style-name="P15" draw:layer="layout" svg:width="3.83cm" svg:height="5.276cm" svg:x="21.949cm" svg:y="6.338cm" svg:viewBox="0 0 3831 5277" draw:points="0,0 0,5277 3831,2894">
          <text:p/>
        </draw:polygon>
        <draw:polygon draw:style-name="gr26" draw:text-style-name="P14" draw:layer="layout" svg:width="7.75cm" svg:height="8.17cm" svg:x="21.949cm" svg:y="1.061cm" svg:viewBox="0 0 7751 8171" draw:points="7751,0 0,5278 3830,8171 7751,5873">
          <text:p/>
        </draw:polygon>
        <draw:polygon draw:style-name="gr28" draw:text-style-name="P16" draw:layer="layout" svg:width="3.92cm" svg:height="5.334cm" svg:x="25.779cm" svg:y="6.933cm" svg:viewBox="0 0 3921 5335" draw:points="0,2299 3921,0 3921,5335">
          <text:p/>
        </draw:polygon>
        <draw:frame draw:style-name="gr24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5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7cm" svg:viewBox="0 0 11065 4234" svg:d="M958 2037h174c232 0 374 124 374 334 0 222-124 370-392 370-276 0-423-125-423-361v-107h-691v178c0 531 393 892 1114 892 713 0 1105-361 1105-883 0-357-169-597-476-722 307-125 476-365 476-722 0-521-392-882-1105-882-721 0-1114 361-1114 891v178h691v-107c0-236 147-361 423-361 268 0 392 147 392 370 0 187-129 330-374 330h-174zM2755 3299h735v-737h-735zM4025 3299h646v-870h370c223 0 365 102 365 320v550h646v-505c0-446-213-731-570-856l481-958h-713l-414 892h-165v-1872h-646zM7879 980v1351c0 218-147 320-365 320-227 0-370-102-370-320v-1351h-646v1306c0 611 321 923 820 923 227 0 419-66 561-200v347c0 219-147 321-370 321-222 0-365-102-365-321v-49h-646v5c0 610 401 922 1011 922 615 0 1016-312 1016-922v-2332zM9038 980v1440c0 611 401 923 1011 923 615 0 1016-312 1016-923v-1440h-646v1484c0 219-147 321-370 321s-365-102-365-321v-1484z">
          <text:p/>
        </draw:path>
        <draw:polygon draw:style-name="gr29" draw:text-style-name="P17" draw:layer="layout" svg:width="7.75cm" svg:height="7.575cm" svg:x="21.949cm" svg:y="9.231cm" svg:viewBox="0 0 7751 7576" draw:points="0,2384 7751,7576 7751,3037 3830,0">
          <text:p/>
        </draw:polygon>
        <draw:polygon draw:style-name="gr30" draw:text-style-name="P18" draw:layer="layout" svg:width="15.466cm" svg:height="4.239cm" svg:x="14.233cm" svg:y="-0.001cm" svg:viewBox="0 0 15467 4240" draw:points="0,0 10801,4240 15467,1062 15467,0">
          <text:p/>
        </draw:polygon>
        <draw:polygon draw:style-name="gr31" draw:text-style-name="P19" draw:layer="layout" svg:width="13.248cm" svg:height="4.268cm" svg:x="11.822cm" svg:y="-0.001cm" svg:viewBox="0 0 13249 4269" draw:points="0,0 13212,4240 13249,4269 2411,0">
          <text:p/>
        </draw:polygon>
        <draw:polygon draw:style-name="gr30" draw:text-style-name="P18" draw:layer="layout" svg:width="4.889cm" svg:height="4.985cm" svg:x="24.811cm" svg:y="16.015cm" svg:viewBox="0 0 4890 4986" draw:points="4889,791 4890,4986 0,4986 3709,0">
          <text:p/>
        </draw:polygon>
        <draw:polygon draw:style-name="gr31" draw:text-style-name="P19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6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7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18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19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0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1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2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0" draw:text-style-name="P18" draw:layer="layout" svg:width="3.83cm" svg:height="5.276cm" svg:x="21.949cm" svg:y="6.338cm" svg:viewBox="0 0 3831 5277" draw:points="0,0 0,5277 3831,2894">
          <text:p/>
        </draw:polygon>
        <draw:polygon draw:style-name="gr29" draw:text-style-name="P17" draw:layer="layout" svg:width="7.75cm" svg:height="8.17cm" svg:x="21.949cm" svg:y="1.061cm" svg:viewBox="0 0 7751 8171" draw:points="7751,0 0,5278 3830,8171 7751,5873">
          <text:p/>
        </draw:polygon>
        <draw:polygon draw:style-name="gr31" draw:text-style-name="P19" draw:layer="layout" svg:width="3.92cm" svg:height="5.334cm" svg:x="25.779cm" svg:y="6.933cm" svg:viewBox="0 0 3921 5335" draw:points="0,2299 3921,0 3921,5335">
          <text:p/>
        </draw:polygon>
        <draw:frame draw:style-name="gr24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5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4" draw:style-name="dp1" draw:master-page-name="master-page3">
        <draw:polygon draw:style-name="gr32" draw:text-style-name="P20" draw:layer="layout" svg:width="7.75cm" svg:height="7.575cm" svg:x="21.949cm" svg:y="9.231cm" svg:viewBox="0 0 7751 7576" draw:points="0,2384 7751,7576 7751,3037 3830,0">
          <text:p/>
        </draw:polygon>
        <draw:polygon draw:style-name="gr33" draw:text-style-name="P21" draw:layer="layout" svg:width="15.466cm" svg:height="4.239cm" svg:x="14.233cm" svg:y="-0.001cm" svg:viewBox="0 0 15467 4240" draw:points="0,0 10801,4240 15467,1062 15467,0">
          <text:p/>
        </draw:polygon>
        <draw:polygon draw:style-name="gr34" draw:text-style-name="P22" draw:layer="layout" svg:width="13.248cm" svg:height="4.268cm" svg:x="11.822cm" svg:y="-0.001cm" svg:viewBox="0 0 13249 4269" draw:points="0,0 13212,4240 13249,4269 2411,0">
          <text:p/>
        </draw:polygon>
        <draw:polygon draw:style-name="gr33" draw:text-style-name="P21" draw:layer="layout" svg:width="4.889cm" svg:height="4.985cm" svg:x="24.811cm" svg:y="16.015cm" svg:viewBox="0 0 4890 4986" draw:points="4889,791 4890,4986 0,4986 3709,0">
          <text:p/>
        </draw:polygon>
        <draw:polygon draw:style-name="gr34" draw:text-style-name="P22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6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7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18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19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0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1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2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3" draw:text-style-name="P21" draw:layer="layout" svg:width="3.83cm" svg:height="5.276cm" svg:x="21.949cm" svg:y="6.338cm" svg:viewBox="0 0 3831 5277" draw:points="0,0 0,5277 3831,2894">
          <text:p/>
        </draw:polygon>
        <draw:polygon draw:style-name="gr32" draw:text-style-name="P20" draw:layer="layout" svg:width="7.75cm" svg:height="8.17cm" svg:x="21.949cm" svg:y="1.061cm" svg:viewBox="0 0 7751 8171" draw:points="7751,0 0,5278 3830,8171 7751,5873">
          <text:p/>
        </draw:polygon>
        <draw:polygon draw:style-name="gr34" draw:text-style-name="P22" draw:layer="layout" svg:width="3.92cm" svg:height="5.334cm" svg:x="25.779cm" svg:y="6.933cm" svg:viewBox="0 0 3921 5335" draw:points="0,2299 3921,0 3921,5335">
          <text:p/>
        </draw:polygon>
        <draw:frame draw:style-name="gr24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1.064cm" svg:height="4.233cm" svg:x="3.164cm" svg:y="7.765cm" svg:viewBox="0 0 11065 4234" svg:d="M2219 1091c0-601-436-958-1105-958-677 0-1114 343-1114 1012v191h691v-191c0-272 165-410 423-410 250 0 415 138 415 374 0 134-76 299-236 437l-1293 1149v603h2219v-603h-1314l864-748c263-228 450-499 450-856zM2755 3298h735v-736h-735zM4025 3298h646v-870h370c223 0 365 102 365 321v549h646v-505c0-445-213-730-570-855l481-958h-713l-414 891h-165v-1871h-646zM7879 980v1350c0 218-147 321-365 321-227 0-370-103-370-321v-1350h-646v1305c0 612 321 924 820 924 227 0 419-67 561-201v348c0 218-147 321-370 321-222 0-365-103-365-321v-49h-646v4c0 611 401 923 1011 923 615 0 1016-312 1016-923v-2331zM9038 980v1439c0 612 401 923 1011 923 615 0 1016-311 1016-923v-1439h-646v1484c0 218-147 320-370 320s-365-102-365-320v-1484z">
          <text:p/>
        </draw:path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5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  <draw:page draw:name="page5" draw:style-name="dp1" draw:master-page-name="master-page3">
        <draw:polygon draw:style-name="gr35" draw:text-style-name="P23" draw:layer="layout" svg:width="7.75cm" svg:height="7.575cm" svg:x="21.949cm" svg:y="9.231cm" svg:viewBox="0 0 7751 7576" draw:points="0,2384 7751,7576 7751,3037 3830,0">
          <text:p/>
        </draw:polygon>
        <draw:polygon draw:style-name="gr36" draw:text-style-name="P24" draw:layer="layout" svg:width="15.466cm" svg:height="4.239cm" svg:x="14.233cm" svg:y="-0.001cm" svg:viewBox="0 0 15467 4240" draw:points="0,0 10801,4240 15467,1062 15467,0">
          <text:p/>
        </draw:polygon>
        <draw:polygon draw:style-name="gr37" draw:text-style-name="P25" draw:layer="layout" svg:width="13.248cm" svg:height="4.268cm" svg:x="11.822cm" svg:y="-0.001cm" svg:viewBox="0 0 13249 4269" draw:points="0,0 13212,4240 13249,4269 2411,0">
          <text:p/>
        </draw:polygon>
        <draw:polygon draw:style-name="gr36" draw:text-style-name="P24" draw:layer="layout" svg:width="4.889cm" svg:height="4.985cm" svg:x="24.811cm" svg:y="16.015cm" svg:viewBox="0 0 4890 4986" draw:points="4889,791 4890,4986 0,4986 3709,0">
          <text:p/>
        </draw:polygon>
        <draw:polygon draw:style-name="gr37" draw:text-style-name="P25" draw:layer="layout" svg:width="3.708cm" svg:height="5.34cm" svg:x="24.811cm" svg:y="15.66cm" svg:viewBox="0 0 3709 5341" draw:points="3709,355 3179,0 0,5341 14,5335">
          <text:p/>
        </draw:polygon>
        <draw:path draw:style-name="gr2" draw:text-style-name="P2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6" draw:text-style-name="P6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6" draw:text-style-name="P6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6" draw:text-style-name="P6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6" draw:text-style-name="P6" draw:layer="layout" svg:width="0.005cm" svg:height="0.001cm" svg:x="3.585cm" svg:y="1.712cm" svg:viewBox="0 0 6 2" svg:d="M0 2c2 0 4-2 6-2v2c-2 0-4 0-6 0z">
          <text:p/>
        </draw:path>
        <draw:frame draw:style-name="gr7" draw:text-style-name="P8" draw:layer="layout" svg:width="3.198cm" svg:height="0.552cm" svg:x="0.993cm" svg:y="2.244cm">
          <draw:text-box>
            <text:p text:style-name="P7"><text:span text:style-name="T1">BLADE CLUB</text:span></text:p>
          </draw:text-box>
        </draw:frame>
        <draw:frame draw:style-name="gr8" draw:text-style-name="P9" draw:layer="layout" svg:width="0.497cm" svg:height="0.23cm" svg:x="2.327cm" svg:y="2.804cm">
          <draw:text-box>
            <text:p text:style-name="P7"><text:span text:style-name="T2">Z L Í N</text:span></text:p>
          </draw:text-box>
        </draw:frame>
        <draw:frame draw:style-name="gr9" draw:text-style-name="P10" draw:layer="layout" svg:width="2.927cm" svg:height="0.708cm" svg:x="6.063cm" svg:y="2.589cm">
          <draw:text-box>
            <text:p text:style-name="P7"><text:span text:style-name="T3">UDĚLUJE</text:span></text:p>
          </draw:text-box>
        </draw:frame>
        <draw:line draw:style-name="gr10" draw:text-style-name="P11" draw:layer="layout" svg:x1="21.205cm" svg:y1="16.03cm" svg:x2="24.507cm" svg:y2="16.03cm">
          <text:p/>
        </draw:line>
        <draw:frame draw:style-name="gr11" draw:text-style-name="P10" draw:layer="layout" svg:width="2.982cm" svg:height="0.708cm" svg:x="5.881cm" svg:y="1.44cm">
          <draw:text-box>
            <text:p text:style-name="P7"><text:span text:style-name="T3">JIU-JITSU</text:span></text:p>
          </draw:text-box>
        </draw:frame>
        <draw:frame draw:style-name="gr12" draw:text-style-name="P12" draw:layer="layout" svg:width="1.412cm" svg:height="0.441cm" svg:x="22.274cm" svg:y="16.189cm">
          <draw:text-box>
            <text:p text:style-name="P7"><text:span text:style-name="T4">Datum</text:span></text:p>
          </draw:text-box>
        </draw:frame>
        <draw:line draw:style-name="gr10" draw:text-style-name="P11" draw:layer="layout" svg:x1="14.783cm" svg:y1="18.841cm" svg:x2="19.356cm" svg:y2="18.841cm">
          <text:p/>
        </draw:line>
        <draw:frame draw:style-name="gr13" draw:text-style-name="P12" draw:layer="layout" svg:width="1.005cm" svg:height="0.441cm" svg:x="22.432cm" svg:y="16.642cm">
          <draw:text-box>
            <text:p text:style-name="P7"><text:span text:style-name="T4">Date</text:span></text:p>
          </draw:text-box>
        </draw:frame>
        <draw:frame draw:style-name="gr14" draw:text-style-name="P12" draw:layer="layout" svg:width="3.77cm" svg:height="0.441cm" svg:x="15.305cm" svg:y="19.067cm">
          <draw:text-box>
            <text:p text:style-name="P7"><text:span text:style-name="T4">Zkušební komisař</text:span></text:p>
          </draw:text-box>
        </draw:frame>
        <draw:frame draw:style-name="gr15" draw:text-style-name="P12" draw:layer="layout" svg:width="5.201cm" svg:height="0.441cm" svg:x="14.652cm" svg:y="19.521cm">
          <draw:text-box>
            <text:p text:style-name="P7"><text:span text:style-name="T4">Examining commissiarry</text:span></text:p>
          </draw:text-box>
        </draw:frame>
        <draw:line draw:style-name="gr10" draw:text-style-name="P11" draw:layer="layout" svg:x1="1.421cm" svg:y1="14.549cm" svg:x2="15.991cm" svg:y2="14.549cm">
          <text:p/>
        </draw:line>
        <draw:frame draw:style-name="gr16" draw:text-style-name="P12" draw:layer="layout" svg:width="1.314cm" svg:height="0.441cm" svg:x="1.847cm" svg:y="14.743cm">
          <draw:text-box>
            <text:p text:style-name="P7"><text:span text:style-name="T4">Jméno</text:span></text:p>
          </draw:text-box>
        </draw:frame>
        <draw:frame draw:style-name="gr17" draw:text-style-name="P12" draw:layer="layout" svg:width="1.217cm" svg:height="0.441cm" svg:x="1.927cm" svg:y="15.197cm">
          <draw:text-box>
            <text:p text:style-name="P7"><text:span text:style-name="T4">Name</text:span></text:p>
          </draw:text-box>
        </draw:frame>
        <draw:frame draw:style-name="gr18" draw:text-style-name="P12" draw:layer="layout" svg:width="1.772cm" svg:height="0.441cm" svg:x="4.874cm" svg:y="14.739cm">
          <draw:text-box>
            <text:p text:style-name="P7"><text:span text:style-name="T4">Příjmení</text:span></text:p>
          </draw:text-box>
        </draw:frame>
        <draw:frame draw:style-name="gr19" draw:text-style-name="P12" draw:layer="layout" svg:width="1.894cm" svg:height="0.441cm" svg:x="4.86cm" svg:y="15.193cm">
          <draw:text-box>
            <text:p text:style-name="P7"><text:span text:style-name="T4">Surname</text:span></text:p>
          </draw:text-box>
        </draw:frame>
        <draw:frame draw:style-name="gr20" draw:text-style-name="P12" draw:layer="layout" svg:width="3.38cm" svg:height="0.441cm" svg:x="8.161cm" svg:y="14.707cm">
          <draw:text-box>
            <text:p text:style-name="P7"><text:span text:style-name="T4">Datum narození</text:span></text:p>
          </draw:text-box>
        </draw:frame>
        <draw:frame draw:style-name="gr21" draw:text-style-name="P12" draw:layer="layout" svg:width="2.728cm" svg:height="0.441cm" svg:x="8.417cm" svg:y="15.161cm">
          <draw:text-box>
            <text:p text:style-name="P7"><text:span text:style-name="T4">Date of birth</text:span></text:p>
          </draw:text-box>
        </draw:frame>
        <draw:frame draw:style-name="gr22" draw:text-style-name="P12" draw:layer="layout" svg:width="2.525cm" svg:height="0.441cm" svg:x="13.451cm" svg:y="14.738cm">
          <draw:text-box>
            <text:p text:style-name="P7"><text:span text:style-name="T4">Oddíl (klub)</text:span></text:p>
          </draw:text-box>
        </draw:frame>
        <draw:path draw:style-name="gr2" draw:text-style-name="P2" draw:layer="layout" svg:width="0.538cm" svg:height="0.25cm" svg:x="18.479cm" svg:y="4.335cm" svg:viewBox="0 0 539 251" svg:d="M0 99c141-17 313-43 467-99l72 63c-149 96-365 159-515 188z">
          <text:p/>
        </draw:path>
        <draw:path draw:style-name="gr2" draw:text-style-name="P2" draw:layer="layout" svg:width="0.896cm" svg:height="1.086cm" svg:x="18.544cm" svg:y="3.74cm" svg:viewBox="0 0 897 1087" svg:d="M0 946c377-146 908-462 812-946l81 87c53 480-447 817-832 1000z">
          <text:p/>
        </draw:path>
        <draw:path draw:style-name="gr2" draw:text-style-name="P2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2" draw:text-style-name="P2" draw:layer="layout" svg:width="0.479cm" svg:height="0.623cm" svg:x="18.844cm" svg:y="3.754cm" svg:viewBox="0 0 480 624" svg:d="M173 624c-50-50-108-93-173-119l471-505c48 255-101 469-298 624z">
          <text:p/>
        </draw:path>
        <draw:path draw:style-name="gr2" draw:text-style-name="P2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2" draw:text-style-name="P2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2" draw:text-style-name="P2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2" draw:text-style-name="P2" draw:layer="layout" svg:width="0.538cm" svg:height="0.25cm" svg:x="18.347cm" svg:y="4.499cm" svg:viewBox="0 0 539 251" svg:d="M539 98c-140-17-311-42-467-98l-72 62c150 97 366 160 515 189z">
          <text:p/>
        </draw:path>
        <draw:path draw:style-name="gr2" draw:text-style-name="P2" draw:layer="layout" svg:width="0.896cm" svg:height="1.087cm" svg:x="17.925cm" svg:y="3.904cm" svg:viewBox="0 0 897 1088" svg:d="M897 945c-377-146-908-461-812-945l-81 86c-53 480 447 817 832 1002z">
          <text:p/>
        </draw:path>
        <draw:path draw:style-name="gr2" draw:text-style-name="P2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2" draw:text-style-name="P2" draw:layer="layout" svg:width="0.479cm" svg:height="0.623cm" svg:x="18.041cm" svg:y="3.918cm" svg:viewBox="0 0 480 624" svg:d="M307 624c50-50 108-93 173-119l-471-505c-48 256 101 469 298 624z">
          <text:p/>
        </draw:path>
        <draw:path draw:style-name="gr2" draw:text-style-name="P2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2" draw:text-style-name="P2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2" draw:text-style-name="P2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36" draw:text-style-name="P24" draw:layer="layout" svg:width="3.83cm" svg:height="5.276cm" svg:x="21.949cm" svg:y="6.338cm" svg:viewBox="0 0 3831 5277" draw:points="0,0 0,5277 3831,2894">
          <text:p/>
        </draw:polygon>
        <draw:polygon draw:style-name="gr35" draw:text-style-name="P23" draw:layer="layout" svg:width="7.75cm" svg:height="8.17cm" svg:x="21.949cm" svg:y="1.061cm" svg:viewBox="0 0 7751 8171" draw:points="7751,0 0,5278 3830,8171 7751,5873">
          <text:p/>
        </draw:polygon>
        <draw:polygon draw:style-name="gr37" draw:text-style-name="P25" draw:layer="layout" svg:width="3.92cm" svg:height="5.334cm" svg:x="25.779cm" svg:y="6.933cm" svg:viewBox="0 0 3921 5335" draw:points="0,2299 3921,0 3921,5335">
          <text:p/>
        </draw:polygon>
        <draw:frame draw:style-name="gr24" draw:text-style-name="P11" draw:layer="layout" svg:width="3.537cm" svg:height="3.525cm" svg:x="10.265cm" svg:y="0.586cm">
          <draw:image xlink:href="Pictures/10000001000002AC000002BA00F55CEDD6E24B49.png" xlink:type="simple" xlink:show="embed" xlink:actuate="onLoad" draw:mime-type="image/png">
            <text:p/>
          </draw:image>
        </draw:frame>
        <draw:path draw:style-name="gr1" draw:text-style-name="P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2" draw:text-style-name="P2" draw:layer="layout" svg:width="10.315cm" svg:height="4.233cm" svg:x="3.539cm" svg:y="7.765cm" svg:viewBox="0 0 10316 4234" svg:d="M1470 178h-691l-779 557v699l779-557v2421h691zM2006 3298h735v-736h-735zM3276 3298h646v-870h370c222 0 365 102 365 321v549h646v-505c0-445-214-730-570-855l481-958h-713l-414 891h-165v-1871h-646zM7130 980v1350c0 218-147 321-365 321-228 0-370-103-370-321v-1350h-646v1305c0 612 321 924 820 924 227 0 418-67 561-201v348c0 218-147 321-370 321s-365-103-365-321v-49h-646v4c0 611 401 923 1011 923 615 0 1016-312 1016-923v-2331zM8289 980v1439c0 612 401 923 1011 923 615 0 1016-311 1016-923v-1439h-646v1484c0 218-147 320-370 320s-365-102-365-320v-1484z">
          <text:p/>
        </draw:path>
        <draw:path draw:style-name="gr2" draw:text-style-name="P2" draw:layer="layout" svg:width="0.538cm" svg:height="0.25cm" svg:x="2.736cm" svg:y="17.816cm" svg:viewBox="0 0 539 251" svg:d="M0 99c141-17 313-43 467-99l72 63c-149 96-366 159-515 188z">
          <text:p/>
        </draw:path>
        <draw:path draw:style-name="gr2" draw:text-style-name="P2" draw:layer="layout" svg:width="0.896cm" svg:height="1.087cm" svg:x="2.801cm" svg:y="17.221cm" svg:viewBox="0 0 897 1088" svg:d="M0 946c378-146 908-462 812-946l81 86c53 481-446 818-832 1002z">
          <text:p/>
        </draw:path>
        <draw:path draw:style-name="gr2" draw:text-style-name="P2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2" draw:text-style-name="P2" draw:layer="layout" svg:width="0.48cm" svg:height="0.622cm" svg:x="3.101cm" svg:y="17.236cm" svg:viewBox="0 0 481 623" svg:d="M174 623c-51-50-108-93-174-119l472-504c48 255-102 467-298 623z">
          <text:p/>
        </draw:path>
        <draw:path draw:style-name="gr2" draw:text-style-name="P2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2" draw:text-style-name="P2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2" draw:text-style-name="P2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2" draw:text-style-name="P2" draw:layer="layout" svg:width="0.538cm" svg:height="0.251cm" svg:x="2.604cm" svg:y="17.98cm" svg:viewBox="0 0 539 252" svg:d="M539 99c-140-17-312-43-467-99l-72 63c150 97 366 159 515 189z">
          <text:p/>
        </draw:path>
        <draw:path draw:style-name="gr2" draw:text-style-name="P2" draw:layer="layout" svg:width="0.897cm" svg:height="1.086cm" svg:x="2.182cm" svg:y="17.386cm" svg:viewBox="0 0 898 1087" svg:d="M898 946c-378-146-909-463-812-946l-82 86c-53 481 447 818 833 1001z">
          <text:p/>
        </draw:path>
        <draw:path draw:style-name="gr2" draw:text-style-name="P2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2" draw:text-style-name="P2" draw:layer="layout" svg:width="0.479cm" svg:height="0.622cm" svg:x="2.298cm" svg:y="17.4cm" svg:viewBox="0 0 480 623" svg:d="M307 623c51-50 109-92 173-118l-471-505c-48 255 102 469 298 623z">
          <text:p/>
        </draw:path>
        <draw:path draw:style-name="gr2" draw:text-style-name="P2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2" draw:text-style-name="P2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2" draw:text-style-name="P2" draw:layer="layout" svg:width="0.988cm" svg:height="1.527cm" svg:x="2.329cm" svg:y="18.635cm" svg:viewBox="0 0 989 1528" svg:d="M989 1528c-58-618-417-1238-976-1528 5 84 0 168-13 251 381 313 586 788 578 1277z">
          <text:p/>
        </draw:path>
        <draw:frame draw:style-name="gr25" draw:text-style-name="P12" draw:layer="layout" svg:width="2.534cm" svg:height="0.441cm" svg:x="13.449cm" svg:y="15.192cm">
          <draw:text-box>
            <text:p text:style-name="P7"><text:span text:style-name="T4">Team (club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ash_20_Dot_20_3" draw:display-name="Long 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Long_20_Dash_20_Dot_20_3" draw:opacity="100%" draw:shadow-color="#000000" draw:shadow-opacity="100%" text:animation-delay="P0D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2T19:25:08.970289494</dc:date>
    <meta:editing-duration>PT8M57S</meta:editing-duration>
    <meta:editing-cycles>3</meta:editing-cycles>
    <meta:generator>LibreOffice/7.4.5.1$Linux_X86_64 LibreOffice_project/40$Build-1</meta:generator>
    <meta:document-statistic meta:object-count="315"/>
  </office:meta>
</office:document-meta>
</file>